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1.247cm" fo:margin-right="0cm" text:enable-numbering="false" fo:text-indent="-0.499cm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8pt"/>
    </style:style>
    <style:style style:name="T2" style:family="text">
      <style:text-properties fo:color="#ff00ff" fo:font-size="18pt"/>
    </style:style>
    <style:style style:name="T3" style:family="text">
      <style:text-properties fo:color="#ff0000" fo:font-size="18pt"/>
    </style:style>
    <style:style style:name="T4" style:family="text">
      <style:text-properties fo:color="#00ffff" fo:font-size="18pt"/>
    </style:style>
    <style:style style:name="T5" style:family="text">
      <style:text-properties fo:color="#3deb3d" fo:font-size="18pt"/>
    </style:style>
    <style:style style:name="T6" style:family="text">
      <style:text-properties fo:color="#00dcff" fo:font-size="18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748cm" text:min-label-width="0.4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3" draw:layer="layout" svg:width="17.323cm" svg:height="14.079cm" svg:x="6.925cm" svg:y="2.345cm">
          <draw:text-box>
            <text:p text:style-name="P1"><text:span text:style-name="T1"><text:s text:c="4"/></text:span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4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6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6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 </meta:initial-creator>
    <meta:creation-date>1997-12-03T15:19:17</meta:creation-date>
    <dc:date>2003-08-28T16:53:49</dc:date>
    <meta:editing-cycles>4</meta:editing-cycles>
    <meta:editing-duration>P24DT10H37M56S</meta:editing-duration>
    <meta:auto-reload meta:delay="PT0S"/>
    <meta:user-defined meta:name="Info 0"/>
    <meta:user-defined meta:name="Info 1"/>
    <meta:user-defined meta:name="Info 2"/>
    <meta:user-defined meta:name="Info 3"/>
    <meta:document-statistic meta:object-count="9"/>
  </office:meta>
</office:document-meta>
</file>